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ServiceProvider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ServiceProvider.getCurrentServiceSelectors( BeanContextServices bcs , Class servic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ServiceProvider.getService( BeanContextServices bcs , Object requestor , Class serviceClass , Object serviceSele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FlowServiceProvider.PageFlowServic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FlowServiceProvider.releaseService( BeanContextServices bcs , Object requestor , Object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